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Spacing" style:master-page-name="MP0" style:family="paragraph">
      <style:paragraph-properties fo:break-before="page"/>
    </style:style>
    <style:style style:name="T2" style:parent-style-name="DefaultParagraphFont" style:family="text">
      <style:text-properties fo:font-weight="bold" style:font-weight-asian="bold" style:font-weight-complex="bold" fo:font-size="16pt" style:font-size-asian="16pt" style:font-size-complex="16pt" fo:language="en" fo:country="US"/>
    </style:style>
    <style:style style:name="T3" style:parent-style-name="DefaultParagraphFont" style:family="text">
      <style:text-properties fo:font-weight="bold" style:font-weight-asian="bold" style:font-weight-complex="bold" fo:font-size="16pt" style:font-size-asian="16pt" style:font-size-complex="16pt" fo:language="en" fo:country="US"/>
    </style:style>
    <style:style style:name="T4" style:parent-style-name="DefaultParagraphFont" style:family="text">
      <style:text-properties fo:font-weight="bold" style:font-weight-asian="bold" style:font-weight-complex="bold" fo:font-size="16pt" style:font-size-asian="16pt" style:font-size-complex="16pt" fo:language="en" fo:country="US"/>
    </style:style>
    <style:style style:name="T5" style:parent-style-name="DefaultParagraphFont" style:family="text">
      <style:text-properties fo:font-weight="bold" style:font-weight-asian="bold" style:font-weight-complex="bold" fo:font-size="16pt" style:font-size-asian="16pt" style:font-size-complex="16pt" fo:language="en" fo:country="US"/>
    </style:style>
    <style:style style:name="T6" style:parent-style-name="DefaultParagraphFont" style:family="text">
      <style:text-properties fo:font-weight="bold" style:font-weight-asian="bold" style:font-weight-complex="bold" fo:font-size="16pt" style:font-size-asian="16pt" style:font-size-complex="16pt" fo:language="en" fo:country="US"/>
    </style:style>
    <style:style style:name="T7" style:parent-style-name="DefaultParagraphFont" style:family="text">
      <style:text-properties fo:font-weight="bold" style:font-weight-asian="bold" style:font-weight-complex="bold" fo:font-size="16pt" style:font-size-asian="16pt" style:font-size-complex="16pt" fo:language="en" fo:country="US"/>
    </style:style>
    <style:style style:name="T8" style:parent-style-name="DefaultParagraphFont" style:family="text">
      <style:text-properties fo:font-weight="bold" style:font-weight-asian="bold" style:font-weight-complex="bold" fo:font-size="16pt" style:font-size-asian="16pt" style:font-size-complex="16pt" fo:language="en" fo:country="US"/>
    </style:style>
    <style:style style:name="T9" style:parent-style-name="DefaultParagraphFont" style:family="text">
      <style:text-properties fo:font-weight="bold" style:font-weight-asian="bold" style:font-weight-complex="bold" fo:font-size="16pt" style:font-size-asian="16pt" style:font-size-complex="16pt" fo:language="en" fo:country="US"/>
    </style:style>
    <style:style style:name="T10" style:parent-style-name="DefaultParagraphFont" style:family="text">
      <style:text-properties fo:font-weight="bold" style:font-weight-asian="bold" style:font-weight-complex="bold" fo:font-size="16pt" style:font-size-asian="16pt" style:font-size-complex="16pt" fo:language="en" fo:country="US"/>
    </style:style>
    <style:style style:name="T11" style:parent-style-name="DefaultParagraphFont" style:family="text">
      <style:text-properties fo:font-weight="bold" style:font-weight-asian="bold" style:font-weight-complex="bold" fo:font-size="16pt" style:font-size-asian="16pt" style:font-size-complex="16pt" fo:language="en" fo:country="US"/>
    </style:style>
    <style:style style:name="T12" style:parent-style-name="DefaultParagraphFont" style:family="text">
      <style:text-properties fo:font-weight="bold" style:font-weight-asian="bold" style:font-weight-complex="bold" fo:font-size="16pt" style:font-size-asian="16pt" style:font-size-complex="16pt" fo:language="en" fo:country="US"/>
    </style:style>
    <style:style style:name="T13" style:parent-style-name="DefaultParagraphFont" style:family="text">
      <style:text-properties fo:font-weight="bold" style:font-weight-asian="bold" style:font-weight-complex="bold" fo:font-size="16pt" style:font-size-asian="16pt" style:font-size-complex="16pt" fo:language="en" fo:country="US"/>
    </style:style>
    <style:style style:name="T14" style:parent-style-name="DefaultParagraphFont" style:family="text">
      <style:text-properties fo:font-weight="bold" style:font-weight-asian="bold" style:font-weight-complex="bold" fo:font-size="16pt" style:font-size-asian="16pt" style:font-size-complex="16pt" fo:language="en" fo:country="US"/>
    </style:style>
    <style:style style:name="T15" style:parent-style-name="DefaultParagraphFont" style:family="text">
      <style:text-properties fo:font-weight="bold" style:font-weight-asian="bold" style:font-weight-complex="bold" fo:font-size="16pt" style:font-size-asian="16pt" style:font-size-complex="16pt" fo:language="en" fo:country="US"/>
    </style:style>
    <style:style style:name="T16" style:parent-style-name="DefaultParagraphFont" style:family="text">
      <style:text-properties fo:font-weight="bold" style:font-weight-asian="bold" style:font-weight-complex="bold" fo:font-size="16pt" style:font-size-asian="16pt" style:font-size-complex="16pt" fo:language="en" fo:country="US"/>
    </style:style>
    <style:style style:name="T17" style:parent-style-name="DefaultParagraphFont" style:family="text">
      <style:text-properties fo:font-weight="bold" style:font-weight-asian="bold" style:font-weight-complex="bold" fo:font-size="16pt" style:font-size-asian="16pt" style:font-size-complex="16pt" fo:language="en" fo:country="US"/>
    </style:style>
    <style:style style:name="T18" style:parent-style-name="DefaultParagraphFont" style:family="text">
      <style:text-properties fo:font-weight="bold" style:font-weight-asian="bold" style:font-weight-complex="bold" fo:font-size="16pt" style:font-size-asian="16pt" style:font-size-complex="16pt" fo:language="en" fo:country="US"/>
    </style:style>
    <style:style style:name="T19" style:parent-style-name="DefaultParagraphFont" style:family="text">
      <style:text-properties fo:font-weight="bold" style:font-weight-asian="bold" style:font-weight-complex="bold" fo:font-size="16pt" style:font-size-asian="16pt" style:font-size-complex="16pt" fo:language="en" fo:country="US"/>
    </style:style>
    <style:style style:name="T20" style:parent-style-name="DefaultParagraphFont" style:family="text">
      <style:text-properties fo:font-weight="bold" style:font-weight-asian="bold" style:font-weight-complex="bold" fo:font-size="16pt" style:font-size-asian="16pt" style:font-size-complex="16pt" fo:language="en" fo:country="US"/>
    </style:style>
    <style:style style:name="T21" style:parent-style-name="DefaultParagraphFont" style:family="text">
      <style:text-properties fo:font-weight="bold" style:font-weight-asian="bold" style:font-weight-complex="bold" fo:font-size="16pt" style:font-size-asian="16pt" style:font-size-complex="16pt" fo:language="en" fo:country="US"/>
    </style:style>
    <style:style style:name="P22" style:parent-style-name="NoSpacing" style:family="paragraph">
      <style:text-properties fo:font-weight="bold" style:font-weight-asian="bold" style:font-weight-complex="bold" fo:font-size="16pt" style:font-size-asian="16pt" style:font-size-complex="16pt"/>
    </style:style>
    <style:style style:name="P23" style:parent-style-name="NoSpacing" style:family="paragraph">
      <style:text-properties fo:font-weight="bold" style:font-weight-asian="bold" style:font-weight-complex="bold" fo:font-size="16pt" style:font-size-asian="16pt" style:font-size-complex="16pt"/>
    </style:style>
    <style:style style:name="T24" style:parent-style-name="DefaultParagraphFont" style:family="text">
      <style:text-properties fo:font-weight="bold" style:font-weight-asian="bold" style:font-weight-complex="bold" fo:font-size="16pt" style:font-size-asian="16pt" style:font-size-complex="16pt" fo:language="en" fo:country="US"/>
    </style:style>
    <style:style style:name="T25" style:parent-style-name="DefaultParagraphFont" style:family="text">
      <style:text-properties fo:font-weight="bold" style:font-weight-asian="bold" style:font-weight-complex="bold" fo:font-size="16pt" style:font-size-asian="16pt" style:font-size-complex="16pt"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font-weight="bold" style:font-weight-asian="bold" style:font-weight-complex="bold" fo:font-size="16pt" style:font-size-asian="16pt" style:font-size-complex="16pt" fo:language="en" fo:country="US"/>
    </style:style>
    <style:style style:name="T29" style:parent-style-name="DefaultParagraphFont" style:family="text">
      <style:text-properties fo:language="en" fo:country="US"/>
    </style:style>
    <style:style style:name="T30" style:parent-style-name="DefaultParagraphFont" style:family="text">
      <style:text-properties fo:font-weight="bold" style:font-weight-asian="bold" style:font-weight-complex="bold" fo:font-size="16pt" style:font-size-asian="16pt" style:font-size-complex="16pt" fo:language="en" fo:country="US"/>
    </style:style>
    <style:style style:name="T31" style:parent-style-name="DefaultParagraphFont" style:family="text">
      <style:text-properties fo:font-weight="bold" style:font-weight-asian="bold" style:font-weight-complex="bold" fo:font-size="16pt" style:font-size-asian="16pt" style:font-size-complex="16pt"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font-weight="bold" style:font-weight-asian="bold" style:font-weight-complex="bold" fo:font-size="16pt" style:font-size-asian="16pt" style:font-size-complex="16pt" fo:language="en" fo:country="US"/>
    </style:style>
    <style:style style:name="T35" style:parent-style-name="DefaultParagraphFont" style:family="text">
      <style:text-properties fo:font-weight="bold" style:font-weight-asian="bold" style:font-weight-complex="bold" fo:font-size="16pt" style:font-size-asian="16pt" style:font-size-complex="16pt" fo:language="en" fo:country="US"/>
    </style:style>
    <style:style style:name="T36" style:parent-style-name="DefaultParagraphFont" style:family="text">
      <style:text-properties fo:font-weight="bold" style:font-weight-asian="bold" style:font-weight-complex="bold" fo:font-size="16pt" style:font-size-asian="16pt" style:font-size-complex="16pt"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style:font-name-complex="Aptos" fo:font-weight="bold" style:font-weight-asian="bold" style:font-weight-complex="bold" fo:font-size="16pt" style:font-size-asian="16pt" style:font-size-complex="16pt" fo:language="da"/>
    </style:style>
    <style:style style:name="T40" style:parent-style-name="DefaultParagraphFont" style:family="text">
      <style:text-properties style:font-name-complex="Aptos" fo:font-weight="bold" style:font-weight-asian="bold" style:font-weight-complex="bold" fo:font-size="16pt" style:font-size-asian="16pt" style:font-size-complex="16pt" fo:language="da"/>
    </style:style>
    <style:style style:name="T41" style:parent-style-name="DefaultParagraphFont" style:family="text">
      <style:text-properties style:font-name-complex="Aptos" fo:language="da"/>
    </style:style>
    <style:style style:name="T42" style:parent-style-name="DefaultParagraphFont" style:family="text">
      <style:text-properties style:font-name-complex="Aptos" fo:language="da"/>
    </style:style>
    <style:style style:name="T43" style:parent-style-name="DefaultParagraphFont" style:family="text">
      <style:text-properties style:font-name-complex="Aptos" fo:font-weight="bold" style:font-weight-asian="bold" style:font-weight-complex="bold" fo:font-size="16pt" style:font-size-asian="16pt" style:font-size-complex="16pt" fo:language="da"/>
    </style:style>
    <style:style style:name="T44" style:parent-style-name="DefaultParagraphFont" style:family="text">
      <style:text-properties style:font-name-complex="Aptos" fo:font-weight="bold" style:font-weight-asian="bold" style:font-weight-complex="bold" fo:font-size="16pt" style:font-size-asian="16pt" style:font-size-complex="16pt" fo:language="da"/>
    </style:style>
    <style:style style:name="T45" style:parent-style-name="DefaultParagraphFont" style:family="text">
      <style:text-properties style:font-name-complex="Aptos" fo:font-weight="bold" style:font-weight-asian="bold" style:font-weight-complex="bold" fo:font-size="16pt" style:font-size-asian="16pt" style:font-size-complex="16pt" fo:language="da"/>
    </style:style>
    <style:style style:name="T46" style:parent-style-name="DefaultParagraphFont" style:family="text">
      <style:text-properties style:font-name-complex="Aptos" fo:font-weight="bold" style:font-weight-asian="bold" style:font-weight-complex="bold" fo:language="en" fo:country="US"/>
    </style:style>
    <style:style style:name="T47" style:parent-style-name="DefaultParagraphFont" style:family="text">
      <style:text-properties style:font-name-complex="Aptos" fo:font-weight="bold" style:font-weight-asian="bold" style:font-weight-complex="bold" fo:language="en" fo:country="US"/>
    </style:style>
    <style:style style:name="P48" style:parent-style-name="Normal" style:family="paragraph">
      <style:paragraph-properties>
        <style:tab-stops>
          <style:tab-stop style:type="left" style:position="0in"/>
          <style:tab-stop style:type="left" style:position="0.5in"/>
        </style:tab-stops>
      </style:paragraph-properties>
    </style:style>
    <style:style style:name="T49" style:parent-style-name="DefaultParagraphFont" style:family="text">
      <style:text-properties style:font-name-complex="Aptos" fo:font-weight="bold" style:font-weight-asian="bold" style:font-weight-complex="bold" fo:language="en" fo:country="US"/>
    </style:style>
    <style:style style:name="T50" style:parent-style-name="DefaultParagraphFont" style:family="text">
      <style:text-properties style:font-name-complex="Aptos" fo:font-weight="bold" style:font-weight-asian="bold" style:font-weight-complex="bold" fo:language="en" fo:country="US"/>
    </style:style>
    <style:style style:name="P51" style:parent-style-name="Normal" style:family="paragraph">
      <style:paragraph-properties>
        <style:tab-stops>
          <style:tab-stop style:type="left" style:position="0in"/>
          <style:tab-stop style:type="left" style:position="0.5in"/>
        </style:tab-stops>
      </style:paragraph-properties>
    </style:style>
    <style:style style:name="T52" style:parent-style-name="DefaultParagraphFont" style:family="text">
      <style:text-properties style:font-name-complex="Aptos" fo:font-weight="bold" style:font-weight-asian="bold" style:font-weight-complex="bold" fo:language="en" fo:country="US"/>
    </style:style>
    <style:style style:name="P53" style:parent-style-name="Normal" style:family="paragraph">
      <style:paragraph-properties>
        <style:tab-stops>
          <style:tab-stop style:type="left" style:position="0in"/>
          <style:tab-stop style:type="left" style:position="1in"/>
        </style:tab-stops>
      </style:paragraph-properties>
    </style:style>
    <style:style style:name="T54" style:parent-style-name="DefaultParagraphFont" style:family="text">
      <style:text-properties style:font-name-complex="Aptos" fo:language="en" fo:country="US"/>
    </style:style>
    <style:style style:name="T55" style:parent-style-name="DefaultParagraphFont" style:family="text">
      <style:text-properties style:font-name-complex="Aptos" fo:font-weight="bold" style:font-weight-asian="bold" style:font-weight-complex="bold" fo:language="en" fo:country="US"/>
    </style:style>
    <style:style style:name="T56" style:parent-style-name="DefaultParagraphFont" style:family="text">
      <style:text-properties style:font-name-complex="Aptos" fo:language="en" fo:country="US"/>
    </style:style>
    <style:style style:name="T57" style:parent-style-name="DefaultParagraphFont" style:family="text">
      <style:text-properties style:font-name-complex="Aptos" fo:language="en" fo:country="US"/>
    </style:style>
    <style:style style:name="T58" style:parent-style-name="DefaultParagraphFont" style:family="text">
      <style:text-properties style:font-name-complex="Aptos" fo:language="en" fo:country="US"/>
    </style:style>
    <style:style style:name="T59" style:parent-style-name="DefaultParagraphFont" style:family="text">
      <style:text-properties style:font-name-complex="Aptos" fo:language="en" fo:country="US"/>
    </style:style>
    <style:style style:name="T60" style:parent-style-name="DefaultParagraphFont" style:family="text">
      <style:text-properties style:font-name-complex="Aptos" fo:font-weight="bold" style:font-weight-asian="bold" style:font-weight-complex="bold" fo:language="en" fo:country="US"/>
    </style:style>
    <style:style style:name="T61" style:parent-style-name="DefaultParagraphFont" style:family="text">
      <style:text-properties style:font-name-complex="Aptos" fo:language="en" fo:country="US"/>
    </style:style>
    <style:style style:name="T62" style:parent-style-name="DefaultParagraphFont" style:family="text">
      <style:text-properties style:font-name-complex="Aptos" fo:language="en" fo:country="US"/>
    </style:style>
    <style:style style:name="T63" style:parent-style-name="DefaultParagraphFont" style:family="text">
      <style:text-properties style:font-name-complex="Aptos" fo:language="en" fo:country="US"/>
    </style:style>
    <style:style style:name="T64" style:parent-style-name="DefaultParagraphFont" style:family="text">
      <style:text-properties style:font-name-complex="Aptos" fo:font-weight="bold" style:font-weight-asian="bold" style:font-weight-complex="bold" fo:language="en" fo:country="US"/>
    </style:style>
    <style:style style:name="T65" style:parent-style-name="DefaultParagraphFont" style:family="text">
      <style:text-properties style:font-name-complex="Aptos" fo:language="en" fo:country="US"/>
    </style:style>
    <style:style style:name="T66" style:parent-style-name="DefaultParagraphFont" style:family="text">
      <style:text-properties style:font-name-complex="Aptos" fo:language="en" fo:country="US"/>
    </style:style>
    <style:style style:name="P67" style:parent-style-name="Normal" style:family="paragraph">
      <style:text-properties style:font-name-complex="Aptos" fo:font-weight="bold" style:font-weight-asian="bold" style:font-weight-complex="bold" fo:language="en" fo:country="US"/>
    </style:style>
    <style:style style:name="P68" style:parent-style-name="NoSpacing" style:family="paragraph">
      <style:text-properties fo:language="en" fo:country="US"/>
    </style:style>
    <style:style style:name="P69" style:parent-style-name="NoSpacing" style:family="paragraph">
      <style:text-properties fo:font-weight="bold" style:font-weight-asian="bold" style:font-weight-complex="bold" fo:font-size="16pt" style:font-size-asian="16pt" style:font-size-complex="16pt"/>
    </style:style>
  </office:automatic-styles>
  <office:body>
    <office:text text:use-soft-page-breaks="true">
      <text:p text:style-name="P1"><text:span text:style-name="T2">Baggrund:</text:span><text:line-break/><text:span text:style-name="T3">Rigshavn Hospital er et af landets største universitetshospitaler med ca. 6.500 ansatte. Hospitalet har eksisteret i mere end 100 år</text:span><text:line-break/><text:span text:style-name="T4">og er en central aktør i både patientbehandling, forskning og uddannelse.</text:span><text:line-break/><text:span text:style-name="T5">Nuværende<text:s/></text:span><text:span text:style-name="T6">situation:</text:span><text:line-break/><text:span text:style-name="T7">Størrelse og organisering:</text:span><text:line-break/><text:span text:style-name="T8">• Hospitalet er opdelt i specialiserede afdelinger (kardiologi, ortopædi, onkologi osv.), hver ledet af en overlæge og en</text:span><text:line-break/><text:span text:style-name="T9">administrativ leder.</text:span><text:line-break/><text:span text:style-name="T10">• De fleste beslutninger om behandlingsmetoder ligger hos de enkelte afdelinger, mens overordnede strategiske</text:span><text:line-break/><text:span text:style-name="T11">beslutninger træffes af hospitalsledelsen.</text:span><text:line-break/><text:span text:style-name="T12">Koordination: Arbejdet er i høj grad baseret på professionel standardisering: Læger, sygeplejersker og andet sundhedspersonale</text:span><text:line-break/><text:span text:style-name="T13">er uddannet efter nationale og internationale standarder.</text:span><text:line-break/><text:span text:style-name="T14">Kultur: Faglig autonomi vægtes højt – overlæger og speciallæger har stor frihed i forhold til valg af behandlingsmetoder, så længe</text:span><text:line-break/><text:span text:style-name="T15">de følger anerkendte retningslinjer.</text:span><text:line-break/><text:span text:style-name="T16">Omgivelser: Hospitalet er under pres fra politiske reformer, nye cybersikkerheds krav, krav om effektivisering.</text:span><text:line-break/><text:span text:style-name="T17">Samtidig kræves innovation inden for digital sundhed og tværfaglig behandling.</text:span><text:line-break/><text:span text:style-name="T18">Udfordringer:</text:span><text:line-break/><text:span text:style-name="T19">• Vanskeligheder med at koordinere på tværs af afdelinger, da hver afdeling har stærk faglig kultur.</text:span><text:line-break/><text:span text:style-name="T20">• Lange beslutningsprocesser ved tværgående initiativer (fx indførelse af ny digital patientjournal).</text:span><text:line-break/><text:span text:style-name="T21">• Spændinger mellem administrative krav om effektivisering og personalets ønske om at prioritere faglig kvalitet.</text:span></text:p>
      <text:p text:style-name="P22"/>
      <text:p text:style-name="P23"/>
      <text:soft-page-break/>
      <text:p text:style-name="NoSpacing"><text:span text:style-name="T24">Identificer:</text:span><text:line-break/><text:span text:style-name="T25">•Hvilken af Mintzbergs organisationsstrukturer beskriver bedst Rigshavn Hospital?</text:span><text:span text:style-name="T26"><text:s/></text:span></text:p>
      <text:p text:style-name="NoSpacing"><text:span text:style-name="T27">Divisionaliseret form fodi, hospital er opdelt i forskellige afdelinger, som hver især har ansvar for deres egne områder. De fleste beslutninger træffes derfor i de enkelte afdelinger, i stedet for at én person skal tage alle beslutninger på tværs af hele virksomheden</text:span><text:line-break/><text:span text:style-name="T28">•Er der elementer, som trækker i retning af en anden struktur?</text:span></text:p>
      <text:p text:style-name="NoSpacing"><text:span text:style-name="T29">Men kun også sige at der er lidt Adhocrati fordi i hospital har overlæger og speciallæger har stor frihed i forhold til valg af behandlingsmetoder. Så det er ikke altid satte hvordan det skal gør, og de kan skifte fra patient til patient.</text:span><text:line-break/><text:span text:style-name="T30">Begrund:</text:span><text:line-break/><text:span text:style-name="T31">Peg på konkrete træk i casen (fx standardisering, professionel autonomi, specialisering).</text:span></text:p>
      <text:p text:style-name="NoSpacing"><text:span text:style-name="T32">Under afsnittet om størrelse og organisering står der, at hospitalet er opdelt i specialiserede afdelinger. Det viser, at den divisionaliserede form passer ret godt, fordi hospitalet er delt op i forskellige afdelinger, og det ikke er én person, der skal styre det hele.</text:span><text:line-break/><text:span text:style-name="T33">Et andet punkt er, at der nævnes vanskeligheder med at koordinere på tværs af afdelinger, da hver afdeling har en stærk faglig kultur. Det viser, at de forskellige afdelinger kan have svært ved at arbejde sammen, og at en divisionaliseret struktur derfor også kan have nogle negative konsekvenser.</text:span></text:p>
      <text:p text:style-name="NoSpacing"><text:line-break/><text:span text:style-name="T34">Svar på:</text:span><text:line-break/><text:span text:style-name="T35">•Hvilke fordele og ulemper giver denne struktur i forhold til hospitalets mål om både kvalitet, effektivitet og</text:span><text:line-break/><text:span text:style-name="T36">innovation?</text:span></text:p>
      <text:p text:style-name="NoSpacing"><text:span text:style-name="T37">Nogle af det positive med den type strukture er at man har ikke bruge for lang tid til at svar fra nogen hører en sigselv fordi de skal ikke har styre på mange forskellig ting. En anden ting er at, man kan tilpass sin regler og sin reformer til hvad passer sin egen afdelling uden at ting på de andre afdelling. Det gøre at ting kan gå hurtiger igemme system og men har ikke brug for lang tid til at få en svar.</text:span></text:p>
      <text:p text:style-name="NoSpacing"/>
      <text:p text:style-name="NoSpacing"><text:span text:style-name="T38">Nogle af det negative med de type strukture er at det kan være virkelig svært at få kordanier i mellem de afdelinger fordi alle har forskellig reforme eller regler. Så når nogen sigger at man skal lave en stor reform for hele hospital, så er det svært og kan tage lang tid fordi alle afdelinger har forskellig systemer.</text:span><text:line-break/><text:span text:style-name="T39">•Hvis hospitalet skal blive mere tværfagligt og digitalt, kunne en anden struktur så være mere</text:span><text:line-break/><text:span text:style-name="T40"><text:s/>hensigtsmæssig?</text:span></text:p>
      <text:soft-page-break/>
      <text:p text:style-name="Normal"><text:span text:style-name="T41">Adhokrati eller matrixstruktur Kunne være godt til<text:s/></text:span><text:span text:style-name="T42">hvise områder så som innovations- og udviklingsprojekter, det øger også fleksibiliteten ift. At håndtere komplekse projekter og udfordringer så som cybersikkerhed.<text:s/></text:span></text:p>
      <text:p text:style-name="Normal"/>
      <text:p text:style-name="Normal"><text:span text:style-name="T43">•Hvordan ville du gribe sikkerhedsopgaven an som ny konsulent på hospitalet? (informationsindsamling,</text:span><text:line-break/><text:span text:style-name="T44"><text:s/>videnscentre, kritiske områder (kerne processer/områder) etc.</text:span><text:line-break/><text:span text:style-name="T45"><text:s/>Med den viden I har indtil nu.</text:span></text:p>
      <text:p text:style-name="Normal"><text:span text:style-name="T46"><text:s/></text:span></text:p>
      <text:p text:style-name="Normal"><text:span text:style-name="T47">Informationsindsamling:</text:span></text:p>
      <text:p text:style-name="P48"><text:span text:style-name="T49">Interviews med ledelse, IT-afdeling, nøglepersoner i kliniske afdelinger o gen stor kortlægning af nuværende<text:s/></text:span><text:span text:style-name="T50">IT-systemer, processer og arbejdsgange(altså assets). Derefter lave review af eksisterende sikkerhedspolitikker</text:span></text:p>
      <text:p text:style-name="P51"><text:span text:style-name="T52">Videndeling og samarbejde:</text:span></text:p>
      <text:p text:style-name="P53"><text:span text:style-name="T54">Etablere eller styrke et centralt cybersikkerhedschampions. Hvis der er brug for det og midler kan man, inddrage eksterne eksperter og samarbejde med nationale sundhedsmyndigheder.</text:span></text:p>
      <text:p text:style-name="Normal"><text:span text:style-name="T55">Identifikation af kerneprocesser:</text:span></text:p>
      <text:p text:style-name="Normal"><text:span text:style-name="T56">Patientjournaler og adgangsstyring.</text:span></text:p>
      <text:p text:style-name="Normal"><text:span text:style-name="T57">Medicoteknisk udstyr forbundet til netværk (fx MR-scannere, monitoreringsudstyr).</text:span></text:p>
      <text:p text:style-name="Normal"><text:span text:style-name="T58">Kommunikation mellem afdelinger (intra- og tværsektorielt).</text:span></text:p>
      <text:p text:style-name="Normal"><text:span text:style-name="T59">Backup og nødprocedurer (beredskab ved nedbrud eller cyberangreb).</text:span></text:p>
      <text:p text:style-name="Normal"><text:span text:style-name="T60">Først og fremmest på kort sigt:</text:span></text:p>
      <text:p text:style-name="Normal"><text:span text:style-name="T61">Risikoanalyse af de mest sårbare systemer.</text:span></text:p>
      <text:p text:style-name="Normal"><text:span text:style-name="T62">Awareness-træning for personalet.</text:span></text:p>
      <text:p text:style-name="Normal"><text:span text:style-name="T63">Opdatering af adgangskontrol og patch/updaterings management.</text:span></text:p>
      <text:p text:style-name="Normal"><text:span text:style-name="T64">Langsigtet:</text:span></text:p>
      <text:p text:style-name="Normal"><text:span text:style-name="T65">Nok lntegrere cybersikkerhed i hospitalets innovationsprojekter, ting som digital patientjournal osv..</text:span></text:p>
      <text:soft-page-break/>
      <text:p text:style-name="Normal"><text:span text:style-name="T66">Skabe fast samarbejde mellem IT, klinik og administration.</text:span></text:p>
      <text:p text:style-name="P67"/>
      <text:p text:style-name="P68"/>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than Baptiste Philibert (EAA25NBP)</meta:initial-creator>
    <dc:creator>Jonas Wittstrøm (EAA25JOWI)</dc:creator>
    <meta:creation-date>2025-09-22T07:11:00Z</meta:creation-date>
    <dc:date>2025-09-22T07:11:00Z</dc:date>
    <meta:template xlink:href="Normal.dotm" xlink:type="simple"/>
    <meta:editing-cycles>2</meta:editing-cycles>
    <meta:editing-duration>PT60S</meta:editing-duration>
    <meta:document-statistic meta:page-count="4" meta:paragraph-count="10" meta:word-count="783" meta:character-count="5238" meta:row-count="37" meta:non-whitespace-character-count="4465"/>
  </office:meta>
</office:document-meta>
</file>